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bold" style:font-name-asian="Arial" style:font-size-asian="12pt" style:font-weight-asian="bold" style:font-name-complex="Mangal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6" style:family="table-cell" style:parent-style-name="Default">
      <style:text-properties style:font-name="Arial" style:font-name-asian="Ari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CI Financial Repor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1009" table:default-cell-style-name="ce6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CI Financial Report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CI Financial Repor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20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20"/>
          <table:table-cell table:number-columns-repeated="3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office:value-type="string" calcext:value-type="string">
            <text:p>Report :</text:p>
          </table:table-cell>
          <table:table-cell table:style-name="ce1" office:value-type="string" calcext:value-type="string">
            <text:p>Profit and Loss by Department</text:p>
          </table:table-cell>
          <table:table-cell table:style-name="ce1" table:number-columns-repeated="3"/>
          <table:table-cell table:style-name="Default"/>
          <table:table-cell table:style-name="ce1" table:number-columns-repeated="1015"/>
          <table:table-cell table:number-columns-repeated="3"/>
        </table:table-row>
        <table:table-row table:style-name="ro1"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office:value-type="string" calcext:value-type="string">
            <text:p>End Dtae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table:number-columns-repeated="102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nclassified</text:p>
          </table:table-cell>
          <table:table-cell table:style-name="ce1" office:value-type="string" calcext:value-type="string">
            <text:p><text:a xlink:href="python://if%20test=%22page.get('analytic_account',False)%22" xlink:type="simple">if test="page['analytic_account']"</text:a></text:p>
          </table:table-cell>
          <table:table-cell table:style-name="ce10" office:value-type="string" calcext:value-type="string">
            <text:p><text:a xlink:href="python://for%20each=%22x%20in%20page['analytic_account']%22" xlink:type="simple">x start</text:a></text:p>
          </table:table-cell>
          <table:table-cell table:style-name="ce10" office:value-type="string" calcext:value-type="string">
            <text:p><text:a xlink:href="python://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2" table:number-columns-repeated="2"/>
          <table:table-cell table:style-name="ce14"/>
          <table:table-cell table:style-name="ce16"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3" table:number-columns-repeated="6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3" table:number-columns-repeated="6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9" office:value-type="string" calcext:value-type="string">
            <text:p><text:a xlink:href="python://'%25.2f'%20%25%20line['balance']" xlink:type="simple">balance</text:a></text:p>
          </table:table-cell>
          <table:table-cell table:style-name="ce9" office:value-type="string" calcext:value-type="string">
            <text:p><text:a xlink:href="python://if%20test=%22line.get('unclassified',False)%22" xlink:type="simple">if unclassified</text:a> <text:a xlink:href="python://'%25.2f'%20%25%20line['unclassified']" xlink:type="simple">unclassified</text:a> <text:span text:style-name="T1"><text:a xlink:href="python:///if" xlink:type="simple">end if</text:a></text:span></text:p>
          </table:table-cell>
          <table:table-cell table:style-name="ce1" office:value-type="string" calcext:value-type="string">
            <text:p><text:a xlink:href="python://if%20test=%22line.get('analytic_account_dic',False)%22" xlink:type="simple">if test="line['analytic_account_dic']"</text:a></text:p>
          </table:table-cell>
          <table:table-cell table:style-name="ce10" office:value-type="string" calcext:value-type="string">
            <text:p><text:a xlink:href="python://for%20each=%22x%20in%20line['analytic_account_dic'].values()%22" xlink:type="simple">x start</text:a></text:p>
          </table:table-cell>
          <table:table-cell table:style-name="ce9" office:value-type="string" calcext:value-type="string">
            <text:p><text:a xlink:href="python://'%25.2f'%20%25%20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3"/>
          <table:table-cell table:style-name="ce4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python:///for" xlink:type="simple">order_line end</text:a></text:p>
          </table:table-cell>
          <table:table-cell table:style-name="ce3" table:number-columns-repeated="6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7" table:number-columns-repeated="6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1" table:number-columns-repeated="1021"/>
          <table:table-cell table:number-columns-repeated="3"/>
        </table:table-row>
        <table:table-row table:style-name="ro1">
          <table:table-cell table:style-name="ce5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0"/>
          <table:table-cell table:number-columns-repeated="3"/>
        </table:table-row>
        <table:table-row table:style-name="ro1" table:number-rows-repeated="65432">
          <table:table-cell table:style-name="ce1" table:number-columns-repeated="1021"/>
          <table:table-cell table:number-columns-repeated="3"/>
        </table:table-row>
        <table:table-row table:style-name="ro1" table:number-rows-repeated="983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／00／00</text:date>, <text:time style:data-style-name="N2" text:time-value="0000-00-00T00:00:01.0850940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5T12:52:11.407000000</dc:date>
    <meta:editing-duration>P1DT7H11M57S</meta:editing-duration>
    <meta:editing-cycles>823</meta:editing-cycles>
    <meta:generator>LibreOffice/4.1.1.2$Windows_x86 LibreOffice_project/7e4286b58adc75a14f6d83f53a03b6c11fa2903</meta:generator>
    <dc:creator>nan sun</dc:creator>
    <meta:document-statistic meta:table-count="1" meta:cell-count="32" meta:object-count="2"/>
  </office:meta>
</office:document-meta>
</file>